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.52mm"/>
    </style:style>
    <style:style style:name="co2" style:family="table-column">
      <style:table-column-properties fo:break-before="auto" style:column-width="18.3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imes" table:style-name="ta1">
        <table:shapes>
          <draw:frame draw:z-index="0" draw:style-name="gr1" draw:text-style-name="P1" svg:width="159.99mm" svg:height="89.99mm" svg:x="156.87mm" svg:y="39.25mm">
            <loext:p draw:notify-on-update-of-ranges="times.A2:times.A11 times.A1:times.A1 times.B2:times.B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lock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4334" calcext:value-type="float">
            <text:p>9433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2673" calcext:value-type="float">
            <text:p>14267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01215" calcext:value-type="float">
            <text:p>30121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66351" calcext:value-type="float">
            <text:p>266351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348620" calcext:value-type="float">
            <text:p>348620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723408" calcext:value-type="float">
            <text:p>723408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1507858" calcext:value-type="float">
            <text:p>1507858</text:p>
          </table:table-cell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3052011" calcext:value-type="float">
            <text:p>3052011</text:p>
          </table:table-cell>
        </table:table-row>
        <table:table-row table:style-name="ro1">
          <table:table-cell office:value-type="float" office:value="256000" calcext:value-type="float">
            <text:p>256000</text:p>
          </table:table-cell>
          <table:table-cell office:value-type="float" office:value="5779835" calcext:value-type="float">
            <text:p>5779835</text:p>
          </table:table-cell>
        </table:table-row>
        <table:table-row table:style-name="ro1">
          <table:table-cell office:value-type="float" office:value="512000" calcext:value-type="float">
            <text:p>512000</text:p>
          </table:table-cell>
          <table:table-cell office:value-type="float" office:value="11684001" calcext:value-type="float">
            <text:p>11684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8T11:01:22.315058886</dc:date>
    <meta:editing-duration>PT4M</meta:editing-duration>
    <meta:editing-cycles>1</meta:editing-cycles>
    <meta:document-statistic meta:table-count="1" meta:cell-count="22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04cm" svg:y="0.316cm" chart:style-name="ch2">
          <text:p>Tiempos Ford Fulkerson Flow Max</text:p>
        </chart:title>
        <chart:plot-area chart:style-name="ch3" table:cell-range-address="times.A1:times.A11 times.B2:times.B11" chart:data-source-has-labels="both" svg:x="1.331cm" svg:y="1.275cm" svg:width="14.349cm" svg:height="6.564cm">
          <chartooo:coordinate-region svg:x="3.064cm" svg:y="1.474cm" svg:width="12.616cm" svg:height="5.718cm"/>
          <chart:axis chart:dimension="x" chart:name="primary-x" chart:style-name="ch4" chartooo:axis-type="auto">
            <chartooo:date-scale/>
            <chart:title svg:x="7.403cm" svg:y="8.019cm" chart:style-name="ch5">
              <text:p>restricciones[r]</text:p>
            </chart:title>
            <chart:categories table:cell-range-address="times.A2:times.A11"/>
          </chart:axis>
          <chart:axis chart:dimension="y" chart:name="primary-y" chart:style-name="ch6">
            <chart:title svg:x="0.451cm" svg:y="5.448cm" chart:style-name="ch7">
              <text:p>Time[Clock]</text:p>
            </chart:title>
            <chart:grid chart:style-name="ch8" chart:class="major"/>
          </chart:axis>
          <chart:series chart:style-name="ch9" chart:values-cell-range-address="times.B2:times.B11" chart:label-cell-address="times.A1:times.A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times.A1:times.A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times.A2:times.A11</svg:desc>
                </draw:g>
              </table:table-cell>
              <table:table-cell office:value-type="float" office:value="94334">
                <text:p>94334</text:p>
                <draw:g>
                  <svg:desc>times.B2:times.B1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42673">
                <text:p>142673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01215">
                <text:p>30121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66351">
                <text:p>266351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348620">
                <text:p>348620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723408">
                <text:p>723408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1507858">
                <text:p>1507858</text:p>
              </table:table-cell>
            </table:table-row>
            <table:table-row>
              <table:table-cell office:value-type="float" office:value="128000">
                <text:p>128000</text:p>
              </table:table-cell>
              <table:table-cell office:value-type="float" office:value="3052011">
                <text:p>3052011</text:p>
              </table:table-cell>
            </table:table-row>
            <table:table-row>
              <table:table-cell office:value-type="float" office:value="256000">
                <text:p>256000</text:p>
              </table:table-cell>
              <table:table-cell office:value-type="float" office:value="5779835">
                <text:p>5779835</text:p>
              </table:table-cell>
            </table:table-row>
            <table:table-row>
              <table:table-cell office:value-type="float" office:value="512000">
                <text:p>512000</text:p>
              </table:table-cell>
              <table:table-cell office:value-type="float" office:value="11684001">
                <text:p>11684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